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tardScope.getCorrelationSetDecl( String s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Activity.get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Activity.getOutput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tardScope.getVariableDecl( String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tardScope.ge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Activity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Activity.getPartner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tardScope.getPartnerLink(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Activity.getCorrel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tardScope.getPartner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Activity.Invoke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tardScope.getCorrelationSetDec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Activity.getInput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Activity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tardScope.getFaul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tardScope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tardScope.BastardScope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